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paragraph-properties fo:orphans="0"/>
    </style:style>
    <style:style style:name="P6" style:family="paragraph" style:parent-style-name="Text_20_body" style:list-style-name="L3"/>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T1" style:family="text">
      <style:text-properties fo:font-size="7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and Use PostgreSQL on CentOS 7</text:h>
      <text:p text:style-name="Text_20_body"><text:a xlink:type="simple" xlink:href="https://www.digitalocean.com/community/tags/centos" text:style-name="Internet_20_link" text:visited-style-name="Visited_20_Internet_20_Link">CentOS</text:a><text:a xlink:type="simple" xlink:href="https://www.digitalocean.com/community/tags/postgresql" text:style-name="Internet_20_link" text:visited-style-name="Visited_20_Internet_20_Link">PostgreSQL</text:a><text:a xlink:type="simple" xlink:href="https://www.digitalocean.com/community/tags/databases" text:style-name="Internet_20_link" text:visited-style-name="Visited_20_Internet_20_Link">Databases</text:a> <text:a xlink:type="simple" xlink:href="https://www.digitalocean.com/community/users/neformat" text:style-name="Internet_20_link" text:visited-style-name="Visited_20_Internet_20_Link"><text:s/></text:a></text:p>
      <text:list xml:id="list1093245621" text:style-name="L1">
        <text:list-item>
          <text:p text:style-name="P3">By <text:a xlink:type="simple" xlink:href="https://www.digitalocean.com/community/users/manicas" text:style-name="Internet_20_link" text:visited-style-name="Visited_20_Internet_20_Link">Mitchell Anicas</text:a> and <text:a xlink:type="simple" xlink:href="https://www.digitalocean.com/community/users/neformat" text:style-name="Internet_20_link" text:visited-style-name="Visited_20_Internet_20_Link">Vadym Kalsin</text:a></text:p>
          <text:p text:style-name="P3">Last Validated onJanuary 8, 2020 Originally Published onApril 29, 2015 672.8k views </text:p>
        </text:list-item>
      </text:list>
      <text:h text:style-name="Heading_20_5" text:outline-level="5">Not using CentOS 7? <text:line-break/><text:span text:style-name="T1">Choose a different version or distribution. </text:span></text:h>
      <text:h text:style-name="Heading_20_3" text:outline-level="3"><text:bookmark text:name="introduction"/>Introduction</text:h>
      <text:p text:style-name="Text_20_body"><text:a xlink:type="simple" xlink:href="https://www.digitalocean.com/community/tutorials/sqlite-vs-mysql-vs-postgresql-a-comparison-of-relational-database-management-systems" text:style-name="Internet_20_link" text:visited-style-name="Visited_20_Internet_20_Link">Relational database management systems</text:a> are a key component of many web sites and applications. They provide a structured way to store, organize, and access information.</text:p>
      <text:p text:style-name="Text_20_body"><text:a xlink:type="simple" xlink:href="https://www.postgresql.org/" text:style-name="Internet_20_link" text:visited-style-name="Visited_20_Internet_20_Link">PostgreSQL</text:a>, or Postgres, is a relational database management system that provides an implementation of the SQL querying language. It is a popular choice for many small and large projects and has the advantage of being <text:a xlink:type="simple" xlink:href="https://www.postgresql.org/docs/current/features.html" text:style-name="Internet_20_link" text:visited-style-name="Visited_20_Internet_20_Link">standards-compliant</text:a> and having many advanced features like <text:a xlink:type="simple" xlink:href="https://www.postgresql.org/docs/current/wal-reliability.html" text:style-name="Internet_20_link" text:visited-style-name="Visited_20_Internet_20_Link">reliable transactions</text:a> and <text:a xlink:type="simple" xlink:href="https://www.postgresql.org/docs/current/transaction-iso.html" text:style-name="Internet_20_link" text:visited-style-name="Visited_20_Internet_20_Link">concurrency without read locks</text:a>.</text:p>
      <text:p text:style-name="Text_20_body">In this guide, you will install Postgres on a CentOS 7 server and go over some basic ways to use it.</text:p>
      <text:h text:style-name="Heading_20_2" text:outline-level="2"><text:bookmark text:name="prerequisites"/>Prerequisites</text:h>
      <text:p text:style-name="Text_20_body">To follow along with this tutorial, you will need:</text:p>
      <text:list xml:id="list699898413" text:style-name="L2">
        <text:list-item>
          <text:p text:style-name="P7">A CentOS 7 server that has been configured by following our <text:a xlink:type="simple" xlink:href="https://www.digitalocean.com/community/tutorials/initial-server-setup-with-centos-7" text:style-name="Internet_20_link" text:visited-style-name="Visited_20_Internet_20_Link">Initial Server Setup with CentOS 7</text:a> guide and our <text:a xlink:type="simple" xlink:href="https://www.digitalocean.com/community/tutorials/additional-recommended-steps-for-new-centos-7-servers" text:style-name="Internet_20_link" text:visited-style-name="Visited_20_Internet_20_Link">Additional Recommended Steps for New CentOS 7 Servers</text:a> tutorial, including a non-root user with sudo privileges and a firewall set up with <text:span text:style-name="Source_20_Text">firewalld</text:span>. </text:p>
          <text:list>
            <text:list-item>
              <text:p text:style-name="P7">To set up <text:span text:style-name="Source_20_Text">firewalld</text:span>, follow the <text:span text:style-name="Strong_20_Emphasis">Configuring a Basic Firewall</text:span> section of the <text:a xlink:type="simple" xlink:href="https://www.digitalocean.com/community/tutorials/additional-recommended-steps-for-new-centos-7-servers" text:style-name="Internet_20_link" text:visited-style-name="Visited_20_Internet_20_Link">Additional Recommended Steps for New CentOS 7 Servers</text:a> tutorial. </text:p>
            </text:list-item>
            <text:list-item>
              <text:p text:style-name="P4">Databases can be particularly vulnerable to system time changes if they are very active and have timestamps on internal records. To prevent some inconsistent behavior that can arise from out-of-sync clocks, make sure to set up Network Time Protocol (NTP) synchronization by following the <text:span text:style-name="Strong_20_Emphasis">Configure Timezones and Network Time Protocol Synchronization</text:span> section of the <text:a xlink:type="simple" xlink:href="https://www.digitalocean.com/community/tutorials/additional-recommended-steps-for-new-centos-7-servers" text:style-name="Internet_20_link" text:visited-style-name="Visited_20_Internet_20_Link">Additional Recommended Steps for New CentOS 7 Servers</text:a> tutorial. </text:p>
            </text:list-item>
          </text:list>
        </text:list-item>
      </text:list>
      <text:h text:style-name="Heading_20_2" text:outline-level="2"><text:bookmark text:name="step-1-—-installing-postgresql"/>Step 1 — Installing PostgreSQL</text:h>
      <text:p text:style-name="Text_20_body">Postgres can be installed using default CentOS repositories. But as of the writing of this tutorial, the version that is available in the CentOS 7 Base repository is obsolete. Therefore, this tutorial will use the official Postgres repository.</text:p>
      <text:p text:style-name="Text_20_body"><text:soft-page-break/>Before you move on to setting up a new repository, exclude the search for <text:span text:style-name="Source_20_Text">postgresql</text:span> packages from the CentOS-Base repository. Otherwise, dependencies might resolve to the <text:span text:style-name="Source_20_Text">postgresql</text:span> supplied by the base repository.</text:p>
      <text:p text:style-name="Text_20_body">Open the repository configuration file using your preferred text editor. This tutorial will use <text:span text:style-name="Source_20_Text">vim</text:span>:</text:p>
      <text:p text:style-name="P2"><text:span text:style-name="Source_20_Text">sudo vi /etc/yum.repos.d/CentOS-Base.repo</text:span></text:p>
      <text:p text:style-name="P5"><text:s/></text:p>
      <text:p text:style-name="Text_20_body">Find the <text:span text:style-name="Source_20_Text">[base]</text:span> and <text:span text:style-name="Source_20_Text">[updates]</text:span> sections, enter insert mode by pressing <text:span text:style-name="Source_20_Text">i</text:span>, and insert the <text:span text:style-name="Source_20_Text">exclude=postgresql*</text:span> line in both sections. As a result, your file will look like the following, with new lines highlighted:</text:p>
      <text:p text:style-name="Text_20_body">/etc/yum.repos.d/CentOS-Base.repo</text:p>
      <text:p text:style-name="Preformatted_20_Text"><text:span text:style-name="Source_20_Text">...</text:span></text:p>
      <text:p text:style-name="Preformatted_20_Text"><text:span text:style-name="Source_20_Text">[base]</text:span></text:p>
      <text:p text:style-name="Preformatted_20_Text"><text:span text:style-name="Source_20_Text">name=CentOS-$releasever - Base</text:span></text:p>
      <text:p text:style-name="Preformatted_20_Text"><text:span text:style-name="Source_20_Text">mirrorlist=http://mirrorlist.centos.org/?release=$releasever&amp;arch=$basearch&amp;repo=os&amp;infra=$infra</text:span></text:p>
      <text:p text:style-name="Preformatted_20_Text"><text:span text:style-name="Source_20_Text">#baseurl=http://mirror.centos.org/centos/$releasever/os/$basearch/</text:span></text:p>
      <text:p text:style-name="Preformatted_20_Text"><text:span text:style-name="Source_20_Text">gpgcheck=1</text:span></text:p>
      <text:p text:style-name="Preformatted_20_Text"><text:span text:style-name="Source_20_Text">gpgkey=file:///etc/pki/rpm-gpg/RPM-GPG-KEY-CentOS-7</text:span></text:p>
      <text:p text:style-name="Preformatted_20_Text"/>
      <text:p text:style-name="Preformatted_20_Text"><text:span text:style-name="Source_20_Text">exclude=postgresql*</text:span></text:p>
      <text:p text:style-name="Preformatted_20_Text"/>
      <text:p text:style-name="Preformatted_20_Text"><text:span text:style-name="Source_20_Text">#released updates</text:span></text:p>
      <text:p text:style-name="Preformatted_20_Text"><text:span text:style-name="Source_20_Text">[updates]</text:span></text:p>
      <text:p text:style-name="Preformatted_20_Text"><text:span text:style-name="Source_20_Text">name=CentOS-$releasever - Updates</text:span></text:p>
      <text:p text:style-name="Preformatted_20_Text"><text:span text:style-name="Source_20_Text">mirrorlist=http://mirrorlist.centos.org/?release=$releasever&amp;arch=$basearch&amp;repo=updates&amp;infra=$infra</text:span></text:p>
      <text:p text:style-name="Preformatted_20_Text"><text:span text:style-name="Source_20_Text">#baseurl=http://mirror.centos.org/centos/$releasever/updates/$basearch/</text:span></text:p>
      <text:p text:style-name="Preformatted_20_Text"><text:span text:style-name="Source_20_Text">gpgcheck=1</text:span></text:p>
      <text:p text:style-name="Preformatted_20_Text"><text:span text:style-name="Source_20_Text">gpgkey=file:///etc/pki/rpm-gpg/RPM-GPG-KEY-CentOS-7</text:span></text:p>
      <text:p text:style-name="Preformatted_20_Text"><text:span text:style-name="Source_20_Text">exclude=postgresql*</text:span></text:p>
      <text:p text:style-name="P2"><text:span text:style-name="Source_20_Text">...</text:span></text:p>
      <text:p text:style-name="P5"><text:s/></text:p>
      <text:p text:style-name="Text_20_body">When you’re finished, press <text:span text:style-name="Source_20_Text">ESC</text:span> to leave insert mode, then <text:span text:style-name="Source_20_Text">:wq</text:span> and <text:span text:style-name="Source_20_Text">ENTER</text:span> to save and exit the file. To learn more about the text editor vi and its successor vim, check out our <text:a xlink:type="simple" xlink:href="https://www.digitalocean.com/community/tutorials/installing-and-using-the-vim-text-editor-on-a-cloud-server#managing-documents" text:style-name="Internet_20_link" text:visited-style-name="Visited_20_Internet_20_Link">Installing and Using the Vim Text Editor on a Cloud Server</text:a> tutorial.</text:p>
      <text:p text:style-name="Text_20_body">Now, install a repository configuration package using the official PostgreSQL repository for CentOS:</text:p>
      <text:p text:style-name="P2"><text:span text:style-name="Source_20_Text">sudo yum install https://download.postgresql.org/pub/repos/yum/reporpms/EL-7-x86_64/pgdg-redhat-repo-latest.noarch.rpm</text:span></text:p>
      <text:p text:style-name="P5"><text:s/></text:p>
      <text:p text:style-name="Text_20_body">When given the prompt, confirm the installation with <text:span text:style-name="Source_20_Text">y</text:span>.</text:p>
      <text:p text:style-name="Text_20_body">The PostgreSQL repository includes information for all available PostgreSQL releases. You can see all available packages and versions using the following command:</text:p>
      <text:p text:style-name="P2"><text:span text:style-name="Source_20_Text">yum list postgresql*</text:span></text:p>
      <text:p text:style-name="P5"><text:soft-page-break/><text:s/></text:p>
      <text:p text:style-name="Text_20_body">Choose and install the desired version of PostgreSQL. In this guide, you will use the PostgreSQL 11 release.</text:p>
      <text:p text:style-name="Text_20_body">To install the PostgreSQL server use the following command:</text:p>
      <text:p text:style-name="P2"><text:span text:style-name="Source_20_Text">sudo yum install postgresql11-server</text:span></text:p>
      <text:p text:style-name="P5"><text:s/></text:p>
      <text:p text:style-name="Text_20_body">During the installation process you will be asked about importing a GPG key with a prompt like the following:</text:p>
      <text:p text:style-name="Preformatted_20_Text"><text:span text:style-name="Source_20_Text">...</text:span></text:p>
      <text:p text:style-name="Preformatted_20_Text"><text:span text:style-name="Source_20_Text">Importing GPG key 0x442DF0F8:</text:span></text:p>
      <text:p text:style-name="Preformatted_20_Text"><text:span text:style-name="Source_20_Text"><text:s/>Userid <text:s text:c="4"/>: "PostgreSQL RPM Building Project &lt;pgsqlrpms-hackers@pgfoundry.org&gt;"</text:span></text:p>
      <text:p text:style-name="Preformatted_20_Text"><text:span text:style-name="Source_20_Text"><text:s/>Fingerprint: 68c9 e2b9 1a37 d136 fe74 d176 1f16 d2e1 442d f0f8</text:span></text:p>
      <text:p text:style-name="Preformatted_20_Text"><text:span text:style-name="Source_20_Text"><text:s/>Package <text:s text:c="3"/>: pgdg-redhat-repo-42.0-5.noarch (installed)</text:span></text:p>
      <text:p text:style-name="Preformatted_20_Text"><text:span text:style-name="Source_20_Text"><text:s/>From <text:s text:c="6"/>: /etc/pki/rpm-gpg/RPM-GPG-KEY-PGDG</text:span></text:p>
      <text:p text:style-name="P2"><text:span text:style-name="Source_20_Text">Is this ok [y/N]:</text:span></text:p>
      <text:p text:style-name="Text_20_body">Confirm it with <text:span text:style-name="Source_20_Text">y</text:span> so the installation can complete.</text:p>
      <text:p text:style-name="Text_20_body">Now that the software is installed, you will perform some initialization steps to prepare a new database cluster for PostgreSQL.</text:p>
      <text:h text:style-name="Heading_20_2" text:outline-level="2"><text:bookmark text:name="step-2-—-creating-a-new-postgresql-database-cluster"/>Step 2 — Creating a New PostgreSQL Database Cluster</text:h>
      <text:p text:style-name="Text_20_body">You have to create a new PostgreSQL database cluster before you can use your Postgres database. A database cluster is a collection of databases that are managed by a single server instance. Creating a database cluster consists of creating the directories in which the database data will be placed, generating the shared catalog tables, and creating the <text:span text:style-name="Source_20_Text">template1</text:span> and <text:span text:style-name="Source_20_Text">postgres</text:span> databases.</text:p>
      <text:p text:style-name="Text_20_body">The <text:a xlink:type="simple" xlink:href="https://www.postgresql.org/docs/11/manage-ag-templatedbs.html" text:style-name="Internet_20_link" text:visited-style-name="Visited_20_Internet_20_Link"><text:span text:style-name="Source_20_Text">template1</text:span></text:a><text:a xlink:type="simple" xlink:href="https://www.postgresql.org/docs/11/manage-ag-templatedbs.html" text:style-name="Internet_20_link" text:visited-style-name="Visited_20_Internet_20_Link"> database</text:a> is needed to create a new database. Everything that is stored in it will be placed in a new database when it is created. A <text:span text:style-name="Source_20_Text">postgres</text:span> database is a default database designed for use by users, utilities, and third-party applications.</text:p>
      <text:p text:style-name="Text_20_body">Create a new PostgreSQL database cluster with <text:span text:style-name="Source_20_Text">initdb</text:span>:</text:p>
      <text:p text:style-name="P2"><text:span text:style-name="Source_20_Text">sudo /usr/pgsql-11/bin/postgresql-11-setup initdb</text:span></text:p>
      <text:p text:style-name="P5"><text:s/></text:p>
      <text:p text:style-name="Text_20_body">You will see the following output:</text:p>
      <text:p text:style-name="Preformatted_20_Text"><text:span text:style-name="Source_20_Text">Output</text:span></text:p>
      <text:p text:style-name="P2"><text:span text:style-name="Source_20_Text">Initializing database ... OK</text:span></text:p>
      <text:p text:style-name="Text_20_body">Now start and enable PostgreSQL using <text:a xlink:type="simple" xlink:href="https://www.digitalocean.com/community/tutorials/systemd-essentials-working-with-services-units-and-the-journal" text:style-name="Internet_20_link" text:visited-style-name="Visited_20_Internet_20_Link"><text:span text:style-name="Source_20_Text">systemctl</text:span></text:a>:</text:p>
      <text:p text:style-name="Preformatted_20_Text"><text:span text:style-name="Source_20_Text">sudo systemctl start postgresql-11</text:span></text:p>
      <text:p text:style-name="P2"><text:span text:style-name="Source_20_Text">sudo systemctl enable postgresql-11</text:span></text:p>
      <text:p text:style-name="P5"><text:s/></text:p>
      <text:p text:style-name="Text_20_body"><text:soft-page-break/>This will give the following output</text:p>
      <text:p text:style-name="Preformatted_20_Text"><text:span text:style-name="Source_20_Text">Output</text:span></text:p>
      <text:p text:style-name="P2"><text:span text:style-name="Source_20_Text">Created symlink from /etc/systemd/system/multi-user.target.wants/postgresql-11.service to /usr/lib/systemd/system/postgresql-11.service.</text:span></text:p>
      <text:p text:style-name="Text_20_body">Now that PostgreSQL is up and running, you will go over using roles to learn how Postgres works and how it is different from similar database management systems you may have used in the past.</text:p>
      <text:h text:style-name="Heading_20_2" text:outline-level="2"><text:bookmark text:name="step-3-—-using-postgresql-roles-and-databases"/>Step 3 — Using PostgreSQL Roles and Databases</text:h>
      <text:p text:style-name="Text_20_body">By default, Postgres uses a concept called <text:span text:style-name="Emphasis">roles</text:span> to handle in authentication and authorization. These are, in some ways, similar to regular Unix-style accounts, but Postgres does not distinguish between users and groups and instead prefers the more flexible term role.</text:p>
      <text:p text:style-name="Text_20_body">Upon installation, Postgres is set up to use <text:span text:style-name="Emphasis">ident</text:span> authentication, meaning that it associates Postgres roles with a matching Unix/Linux system account. If a role exists within Postgres, a Unix/Linux username with the same name is able to sign in as that role.</text:p>
      <text:p text:style-name="Text_20_body">The installation procedure created a user account called <text:span text:style-name="Strong_20_Emphasis">postgres</text:span> that is associated with the default Postgres role. In order to use Postgres, you can log in to that account.</text:p>
      <text:p text:style-name="Text_20_body">There are a few ways to use this account to access Postgres.</text:p>
      <text:h text:style-name="Heading_20_3" text:outline-level="3"><text:bookmark text:name="switching-over-to-the-postgres-account"/>Switching Over to the postgres Account</text:h>
      <text:p text:style-name="Text_20_body">Switch over to the <text:span text:style-name="Strong_20_Emphasis">postgres</text:span> account on your server by typing:</text:p>
      <text:p text:style-name="P2"><text:span text:style-name="Source_20_Text">sudo -i -u postgres</text:span></text:p>
      <text:p text:style-name="P5"><text:s/></text:p>
      <text:p text:style-name="Text_20_body">You can now access a Postgres prompt immediately by typing:</text:p>
      <text:p text:style-name="P2"><text:span text:style-name="Source_20_Text">psql</text:span></text:p>
      <text:p text:style-name="P5"><text:s/></text:p>
      <text:p text:style-name="Text_20_body">This will log you into the PostgreSQL prompt, and from here you are free to interact with the database management system right away.</text:p>
      <text:p text:style-name="Text_20_body">Exit out of the PostgreSQL prompt by typing:</text:p>
      <text:p text:style-name="P2"><text:span text:style-name="Source_20_Text">\q</text:span></text:p>
      <text:p text:style-name="P5"><text:s/></text:p>
      <text:p text:style-name="Text_20_body">This will bring you back to the <text:span text:style-name="Strong_20_Emphasis">postgres</text:span> Linux command prompt. Now return to your original sudo account with the following:</text:p>
      <text:p text:style-name="P2"><text:span text:style-name="Source_20_Text">exit</text:span></text:p>
      <text:p text:style-name="P5"><text:s/></text:p>
      <text:h text:style-name="Heading_20_3" text:outline-level="3"><text:bookmark text:name="accessing-a-postgres-prompt-without-switching-accounts"/><text:soft-page-break/>Accessing a Postgres Prompt Without Switching Accounts</text:h>
      <text:p text:style-name="Text_20_body">You can also run the command you’d like with the <text:span text:style-name="Strong_20_Emphasis">postgres</text:span> account directly with <text:span text:style-name="Source_20_Text">sudo</text:span>.</text:p>
      <text:p text:style-name="Text_20_body">For instance, in the last example, you were instructed to get to the Postgres prompt by first switching to the <text:span text:style-name="Strong_20_Emphasis">postgres</text:span> user and then running <text:span text:style-name="Source_20_Text">psql</text:span> to open the Postgres prompt. You could do this in one step by running the single command <text:span text:style-name="Source_20_Text">psql</text:span> as the <text:span text:style-name="Strong_20_Emphasis">postgres</text:span> user with <text:span text:style-name="Source_20_Text">sudo</text:span>, like this:</text:p>
      <text:p text:style-name="P2"><text:span text:style-name="Source_20_Text">sudo -u postgres psql</text:span></text:p>
      <text:p text:style-name="P5"><text:s/></text:p>
      <text:p text:style-name="Text_20_body">This will log you directly into Postgres without the intermediary <text:span text:style-name="Source_20_Text">bash</text:span> shell.</text:p>
      <text:p text:style-name="Text_20_body">Again, you can exit the interactive Postgres session by typing:</text:p>
      <text:p text:style-name="P2"><text:span text:style-name="Source_20_Text">\q</text:span></text:p>
      <text:p text:style-name="P5"><text:s/></text:p>
      <text:p text:style-name="Text_20_body">In this step, you used the <text:span text:style-name="Strong_20_Emphasis">postgres</text:span> account to reach the <text:span text:style-name="Source_20_Text">psql</text:span> prompt. But many use cases require more than one Postgres role. Read on to learn how to configure new roles.</text:p>
      <text:h text:style-name="Heading_20_2" text:outline-level="2"><text:bookmark text:name="step-4-—-creating-a-new-role"/>Step 4 — Creating a New Role</text:h>
      <text:p text:style-name="Text_20_body">Currently, you just have the <text:span text:style-name="Strong_20_Emphasis">postgres</text:span> role configured within the database. You can create new roles from the command line with the <text:span text:style-name="Source_20_Text">createrole</text:span> command. The <text:span text:style-name="Source_20_Text">--interactive</text:span> flag will prompt you for the name of the new role and also ask whether it should have superuser permissions.</text:p>
      <text:p text:style-name="Text_20_body">If you are logged in as the <text:span text:style-name="Strong_20_Emphasis">postgres</text:span> account, you can create a new user by typing:</text:p>
      <text:p text:style-name="P2"><text:span text:style-name="Source_20_Text">createuser --interactive</text:span></text:p>
      <text:p text:style-name="P5"><text:s/></text:p>
      <text:p text:style-name="Text_20_body">If, instead, you prefer to use <text:span text:style-name="Source_20_Text">sudo</text:span> for each command without switching from your normal account, type:</text:p>
      <text:p text:style-name="P2"><text:span text:style-name="Source_20_Text">sudo -u postgres createuser --interactive</text:span></text:p>
      <text:p text:style-name="P5"><text:s/></text:p>
      <text:p text:style-name="Text_20_body">The script will prompt you with some choices and, based on your responses, execute the correct Postgres commands to create a user to your specifications. For this tutorial, create a <text:span text:style-name="Strong_20_Emphasis">sammy</text:span> user and give it superuser privileges:</text:p>
      <text:p text:style-name="Preformatted_20_Text"><text:span text:style-name="Source_20_Text">Output</text:span></text:p>
      <text:p text:style-name="Preformatted_20_Text"><text:span text:style-name="Source_20_Text">Enter name of role to add: sammy</text:span></text:p>
      <text:p text:style-name="P2"><text:span text:style-name="Source_20_Text">Shall the new role be a superuser? (y/n) y</text:span></text:p>
      <text:p text:style-name="Text_20_body">You can get more control by passing some additional flags. Check out the options by looking at the <text:span text:style-name="Source_20_Text">man</text:span> page:</text:p>
      <text:p text:style-name="P2"><text:span text:style-name="Source_20_Text">man createuser</text:span></text:p>
      <text:p text:style-name="P5"><text:s/></text:p>
      <text:p text:style-name="Text_20_body"><text:soft-page-break/>Your installation of Postgres now has a new user, but you have not yet added any databases. The next section describes this process.</text:p>
      <text:h text:style-name="Heading_20_2" text:outline-level="2"><text:bookmark text:name="step-5-—-creating-a-new-database"/>Step 5 — Creating a New Database</text:h>
      <text:p text:style-name="Text_20_body">Another assumption that the Postgres authentication system makes by default is that for any role used to log in, that role will have a database with the same name which it can access.</text:p>
      <text:p text:style-name="Text_20_body">This means that, if the user you created in the last section is called <text:span text:style-name="Strong_20_Emphasis">sammy</text:span>, that role will attempt to connect to a database which is also called <text:span text:style-name="Source_20_Text">sammy</text:span> by default. You can create the appropriate database with the <text:span text:style-name="Source_20_Text">createdb</text:span> command.</text:p>
      <text:p text:style-name="Text_20_body">If you are logged in as the <text:span text:style-name="Strong_20_Emphasis">postgres</text:span> account, you would type something like:</text:p>
      <text:p text:style-name="P2"><text:span text:style-name="Source_20_Text">createdb sammy</text:span></text:p>
      <text:p text:style-name="P5"><text:s/></text:p>
      <text:p text:style-name="Text_20_body">If, instead, you prefer to use <text:span text:style-name="Source_20_Text">sudo</text:span> for each command without switching from your normal account, you would type:</text:p>
      <text:p text:style-name="P2"><text:span text:style-name="Source_20_Text">sudo -u postgres createdb sammy</text:span></text:p>
      <text:p text:style-name="P5"><text:s/></text:p>
      <text:p text:style-name="Text_20_body">This flexibility provides multiple paths for creating databases as needed.</text:p>
      <text:p text:style-name="Text_20_body">Now that you’ve created a new database, you will log in to it with your new role.</text:p>
      <text:h text:style-name="Heading_20_2" text:outline-level="2"><text:bookmark text:name="step-6-—-opening-a-postgres-prompt-with-the-new-role"/>Step 6 — Opening a Postgres Prompt with the New Role</text:h>
      <text:p text:style-name="Text_20_body">To log in with <text:span text:style-name="Source_20_Text">ident</text:span> based authentication, you’ll need a Linux user with the same name as your Postgres role and database.</text:p>
      <text:p text:style-name="Text_20_body">If you don’t have a matching Linux user available, you can create one with the <text:span text:style-name="Source_20_Text">adduser</text:span> command. You will have to do this from your non-<text:span text:style-name="Strong_20_Emphasis">root</text:span> account with <text:span text:style-name="Source_20_Text">sudo</text:span> privileges (meaning, not logged in as the <text:span text:style-name="Strong_20_Emphasis">postgres</text:span> user):</text:p>
      <text:p text:style-name="P2"><text:span text:style-name="Source_20_Text">sudo adduser sammy</text:span></text:p>
      <text:p text:style-name="P5"><text:s/></text:p>
      <text:p text:style-name="Text_20_body">Once this new account is available, you can either switch over and connect to the database by typing:</text:p>
      <text:p text:style-name="Preformatted_20_Text"><text:span text:style-name="Source_20_Text">sudo -i -u sammy</text:span></text:p>
      <text:p text:style-name="P2"><text:span text:style-name="Source_20_Text">psql</text:span></text:p>
      <text:p text:style-name="P5"><text:s/></text:p>
      <text:p text:style-name="Text_20_body">Or, you can do this inline:</text:p>
      <text:p text:style-name="P2"><text:span text:style-name="Source_20_Text">sudo -u sammy psql</text:span></text:p>
      <text:p text:style-name="P5"><text:s/></text:p>
      <text:p text:style-name="Text_20_body"><text:soft-page-break/>This command will log you in automatically.</text:p>
      <text:p text:style-name="Text_20_body">If you want your user to connect to a different database, you can do so by specifying the database like this:</text:p>
      <text:p text:style-name="P2"><text:span text:style-name="Source_20_Text">psql -d postgres</text:span></text:p>
      <text:p text:style-name="P5"><text:s/></text:p>
      <text:p text:style-name="Text_20_body">Once logged in, you can check your current connection information by typing:</text:p>
      <text:p text:style-name="P2"><text:span text:style-name="Source_20_Text">\conninfo</text:span></text:p>
      <text:p text:style-name="P5"><text:s/></text:p>
      <text:p text:style-name="Text_20_body">This will show the following output:</text:p>
      <text:p text:style-name="Preformatted_20_Text"><text:span text:style-name="Source_20_Text">Output</text:span></text:p>
      <text:p text:style-name="P2"><text:span text:style-name="Source_20_Text">You are connected to database "sammy" as user "sammy" via socket in "/var/run/postgresql" at port "5432".</text:span></text:p>
      <text:p text:style-name="Text_20_body">This is useful if you are connecting to non-default databases or with non-default users.</text:p>
      <text:p text:style-name="Text_20_body">Having connected to your database, you can now try out creating and deleting tables.</text:p>
      <text:h text:style-name="Heading_20_2" text:outline-level="2"><text:bookmark text:name="step-7-—-creating-and-deleting-tables"/>Step 7 — Creating and Deleting Tables</text:h>
      <text:p text:style-name="Text_20_body">Now that you know how to connect to the PostgreSQL database system, you can learn some basic Postgres management tasks.</text:p>
      <text:p text:style-name="Text_20_body">First, create a table to store some data. As an example, you will make a table that describes some playground equipment.</text:p>
      <text:p text:style-name="Text_20_body">The basic syntax for this command is as follows:</text:p>
      <text:p text:style-name="Preformatted_20_Text"><text:span text:style-name="Source_20_Text">CREATE TABLE table_name (</text:span></text:p>
      <text:p text:style-name="Preformatted_20_Text"><text:span text:style-name="Source_20_Text"><text:s text:c="4"/>column_name1 col_type (field_length) column_constraints,</text:span></text:p>
      <text:p text:style-name="Preformatted_20_Text"><text:span text:style-name="Source_20_Text"><text:s text:c="4"/>column_name2 col_type (field_length),</text:span></text:p>
      <text:p text:style-name="Preformatted_20_Text"><text:span text:style-name="Source_20_Text"><text:s text:c="4"/>column_name3 col_type (field_length)</text:span></text:p>
      <text:p text:style-name="P2"><text:span text:style-name="Source_20_Text">);</text:span></text:p>
      <text:p text:style-name="Text_20_body">These commands give the table a name, and then define the columns as well as the column type and the max length of the field data. You can also optionally add table constraints for each column.</text:p>
      <text:p text:style-name="Text_20_body">You can learn more at our <text:a xlink:type="simple" xlink:href="https://digitalocean.com/community/articles/how-to-create-remove-manage-tables-in-postgresql-on-a-cloud-server" text:style-name="Internet_20_link" text:visited-style-name="Visited_20_Internet_20_Link">How To Create, Remove &amp; Manage Tables in PostgreSQL on a Cloud Server</text:a> tutorial.</text:p>
      <text:p text:style-name="Text_20_body">For demonstration purposes, create a simple table like this:</text:p>
      <text:p text:style-name="Preformatted_20_Text"><text:span text:style-name="Source_20_Text">CREATE TABLE playground (</text:span></text:p>
      <text:p text:style-name="Preformatted_20_Text"><text:span text:style-name="Source_20_Text"><text:s text:c="4"/>equip_id serial PRIMARY KEY,</text:span></text:p>
      <text:p text:style-name="Preformatted_20_Text"><text:span text:style-name="Source_20_Text"><text:s text:c="4"/>type varchar (50) NOT NULL,</text:span></text:p>
      <text:p text:style-name="Preformatted_20_Text"><text:span text:style-name="Source_20_Text"><text:s text:c="4"/>color varchar (25) NOT NULL,</text:span></text:p>
      <text:p text:style-name="Preformatted_20_Text"><text:span text:style-name="Source_20_Text"><text:s text:c="4"/>location varchar(25) check (location in ('north', 'south', 'west', 'east', 'northeast', 'southeast', 'southwest', 'northwest')),</text:span></text:p>
      <text:p text:style-name="Preformatted_20_Text"><text:span text:style-name="Source_20_Text"><text:s text:c="4"/>install_date date</text:span></text:p>
      <text:p text:style-name="P2"><text:span text:style-name="Source_20_Text">);</text:span></text:p>
      <text:p text:style-name="Text_20_body"><text:soft-page-break/>These commands will create a table that inventories playground equipment. This starts with an equipment ID, which is of the <text:span text:style-name="Source_20_Text">serial</text:span> type. This data type is an auto-incrementing integer. You’ve also given this column the constraint of <text:span text:style-name="Source_20_Text">primary key</text:span>, which means that the values must be unique and not null.</text:p>
      <text:p text:style-name="Text_20_body">For two of the columns (<text:span text:style-name="Source_20_Text">equip_id</text:span> and <text:span text:style-name="Source_20_Text">install_date</text:span>), the commands do not specify a field length. This is because some column types don’t require a set length because the length is implied by the type.</text:p>
      <text:p text:style-name="Text_20_body">The next two commands create columns for the equipment <text:span text:style-name="Source_20_Text">type</text:span> and <text:span text:style-name="Source_20_Text">color</text:span> respectively, each of which cannot be empty. The command after these creates a <text:span text:style-name="Source_20_Text">location</text:span> column and a constraint that requires the value to be one of eight possible values. The last command creates a date column that records the date on which you installed the equipment.</text:p>
      <text:p text:style-name="Text_20_body">You can see your new table by typing:</text:p>
      <text:p text:style-name="P2"><text:span text:style-name="Source_20_Text">\d</text:span></text:p>
      <text:p text:style-name="P5"><text:s/></text:p>
      <text:p text:style-name="Text_20_body">This will show the following output:</text:p>
      <text:p text:style-name="Preformatted_20_Text"><text:span text:style-name="Source_20_Text">Output</text:span></text:p>
      <text:p text:style-name="Preformatted_20_Text"><text:span text:style-name="Source_20_Text"><text:s text:c="18"/>List of relations</text:span></text:p>
      <text:p text:style-name="Preformatted_20_Text"><text:span text:style-name="Source_20_Text"><text:s/>Schema | <text:s text:c="9"/>Name <text:s text:c="10"/>| <text:s text:c="2"/>Type <text:s text:c="2"/>| Owner </text:span></text:p>
      <text:p text:style-name="Preformatted_20_Text"><text:span text:style-name="Source_20_Text">--------+-------------------------+----------+-------</text:span></text:p>
      <text:p text:style-name="Preformatted_20_Text"><text:span text:style-name="Source_20_Text"><text:s/>public | playground <text:s text:c="13"/>| table <text:s text:c="3"/>| sammy</text:span></text:p>
      <text:p text:style-name="Preformatted_20_Text"><text:span text:style-name="Source_20_Text"><text:s/>public | playground_equip_id_seq | sequence | sammy</text:span></text:p>
      <text:p text:style-name="P2"><text:span text:style-name="Source_20_Text">(2 rows)</text:span></text:p>
      <text:p text:style-name="Text_20_body">Your playground table is here, but there’s also something called <text:span text:style-name="Source_20_Text">playground_equip_id_seq</text:span> that is of the type <text:span text:style-name="Source_20_Text">sequence</text:span>. This is a representation of the <text:span text:style-name="Source_20_Text">serial</text:span> type that you gave your <text:span text:style-name="Source_20_Text">equip_id</text:span> column. This keeps track of the next number in the sequence and is created automatically for columns of this type.</text:p>
      <text:p text:style-name="Text_20_body">If you want to see just the table without the sequence, you can type:</text:p>
      <text:p text:style-name="P2"><text:span text:style-name="Source_20_Text">\dt</text:span></text:p>
      <text:p text:style-name="P5"><text:s/></text:p>
      <text:p text:style-name="Text_20_body">This will yield the following:</text:p>
      <text:p text:style-name="Preformatted_20_Text"><text:span text:style-name="Source_20_Text">Output</text:span></text:p>
      <text:p text:style-name="Preformatted_20_Text"><text:span text:style-name="Source_20_Text"><text:s text:c="10"/>List of relations</text:span></text:p>
      <text:p text:style-name="Preformatted_20_Text"><text:span text:style-name="Source_20_Text"><text:s/>Schema | <text:s text:c="3"/>Name <text:s text:c="3"/>| Type <text:s/>| Owner </text:span></text:p>
      <text:p text:style-name="Preformatted_20_Text"><text:span text:style-name="Source_20_Text">--------+------------+-------+-------</text:span></text:p>
      <text:p text:style-name="Preformatted_20_Text"><text:span text:style-name="Source_20_Text"><text:s/>public | playground | table | sammy</text:span></text:p>
      <text:p text:style-name="P2"><text:span text:style-name="Source_20_Text">(1 row)</text:span></text:p>
      <text:p text:style-name="Text_20_body">In this step, you created a sample table. In the next step, you will try out adding, querying, and deleting entries in that table.</text:p>
      <text:h text:style-name="Heading_20_2" text:outline-level="2"><text:bookmark text:name="step-8-—-adding,-querying,-and-deleting-data-in-a-table"/><text:bookmark text:name="step-8-—-adding-querying-and-deleting-data-in-a-table"/>Step 8 — Adding, Querying, and Deleting Data in a Table</text:h>
      <text:p text:style-name="Text_20_body">Now that you have a table, you can insert some data into it.</text:p>
      <text:p text:style-name="Text_20_body"><text:soft-page-break/>As an example, add a slide and a swing by calling the table you want to add to, naming the columns, and then providing data for each column, like this:</text:p>
      <text:p text:style-name="Preformatted_20_Text"><text:span text:style-name="Source_20_Text">INSERT INTO playground (type, color, location, install_date) VALUES ('slide', 'blue', 'south', '2017-04-28');</text:span></text:p>
      <text:p text:style-name="P2"><text:span text:style-name="Source_20_Text">INSERT INTO playground (type, color, location, install_date) VALUES ('swing', 'yellow', 'northwest', '2018-08-16');</text:span></text:p>
      <text:p text:style-name="P5"><text:s/></text:p>
      <text:p text:style-name="Text_20_body">You should take care when entering the data to avoid a few common hangups. For one, do not wrap the column names in quotation marks, but the column values that you enter do need quotes.</text:p>
      <text:p text:style-name="Text_20_body">Another thing to keep in mind is that you do not enter a value for the <text:span text:style-name="Source_20_Text">equip_id</text:span> column. This is because this is automatically generated whenever a new row in the table is created.</text:p>
      <text:p text:style-name="Text_20_body">Retrieve the information you’ve added by typing:</text:p>
      <text:p text:style-name="P2"><text:span text:style-name="Source_20_Text">SELECT * FROM playground;</text:span></text:p>
      <text:p text:style-name="P5"><text:s/></text:p>
      <text:p text:style-name="Text_20_body">You will see the following output:</text:p>
      <text:p text:style-name="Preformatted_20_Text"><text:span text:style-name="Source_20_Text">Output</text:span></text:p>
      <text:p text:style-name="Preformatted_20_Text"><text:span text:style-name="Source_20_Text"><text:s/>equip_id | type <text:s/>| color <text:s/>| location <text:s/>| install_date </text:span></text:p>
      <text:p text:style-name="Preformatted_20_Text"><text:span text:style-name="Source_20_Text">----------+-------+--------+-----------+--------------</text:span></text:p>
      <text:p text:style-name="Preformatted_20_Text"><text:span text:style-name="Source_20_Text"><text:s text:c="8"/>1 | slide | blue <text:s text:c="2"/>| south <text:s text:c="4"/>| 2017-04-28</text:span></text:p>
      <text:p text:style-name="Preformatted_20_Text"><text:span text:style-name="Source_20_Text"><text:s text:c="8"/>2 | swing | yellow | northwest | 2018-08-16</text:span></text:p>
      <text:p text:style-name="P2"><text:span text:style-name="Source_20_Text">(2 rows)</text:span></text:p>
      <text:p text:style-name="Text_20_body">Here, you can see that your <text:span text:style-name="Source_20_Text">equip_id</text:span> has been filled in successfully and that all of your other data has been organized correctly.</text:p>
      <text:p text:style-name="Text_20_body">If the slide on the playground breaks and you have to remove it, you can also remove the row from your table by typing:</text:p>
      <text:p text:style-name="P2"><text:span text:style-name="Source_20_Text">DELETE FROM playground WHERE type = 'slide';</text:span></text:p>
      <text:p text:style-name="P5"><text:s/></text:p>
      <text:p text:style-name="Text_20_body">Query the table again:</text:p>
      <text:p text:style-name="P2"><text:span text:style-name="Source_20_Text">SELECT * FROM playground;</text:span></text:p>
      <text:p text:style-name="P5"><text:s/></text:p>
      <text:p text:style-name="Text_20_body">You will see the following:</text:p>
      <text:p text:style-name="Preformatted_20_Text"><text:span text:style-name="Source_20_Text">Output</text:span></text:p>
      <text:p text:style-name="Preformatted_20_Text"><text:span text:style-name="Source_20_Text"><text:s/>equip_id | type <text:s/>| color <text:s/>| location <text:s/>| install_date </text:span></text:p>
      <text:p text:style-name="Preformatted_20_Text"><text:span text:style-name="Source_20_Text">----------+-------+--------+-----------+--------------</text:span></text:p>
      <text:p text:style-name="Preformatted_20_Text"><text:span text:style-name="Source_20_Text"><text:s text:c="8"/>2 | swing | yellow | northwest | 2018-08-16</text:span></text:p>
      <text:p text:style-name="P2"><text:span text:style-name="Source_20_Text">(1 row)</text:span></text:p>
      <text:p text:style-name="Text_20_body">Notice that your slide is no longer a part of the table.</text:p>
      <text:p text:style-name="Text_20_body">Now that you’ve added and deleted entires in your table, you can try adding and deleting columns.</text:p>
      <text:h text:style-name="Heading_20_2" text:outline-level="2"><text:bookmark text:name="step-9-—-adding-and-deleting-columns-from-a-table"/><text:soft-page-break/>Step 9 — Adding and Deleting Columns from a Table</text:h>
      <text:p text:style-name="Text_20_body">After creating a table, you can modify it to add or remove columns. Add a column to show the last maintenance visit for each piece of equipment by typing:</text:p>
      <text:p text:style-name="P2"><text:span text:style-name="Source_20_Text">ALTER TABLE playground ADD last_maint date;</text:span></text:p>
      <text:p text:style-name="P5"><text:s/></text:p>
      <text:p text:style-name="Text_20_body">If you view your table information again, you will see the new column has been added (but no data has been entered):</text:p>
      <text:p text:style-name="P2"><text:span text:style-name="Source_20_Text">SELECT * FROM playground;</text:span></text:p>
      <text:p text:style-name="P5"><text:s/></text:p>
      <text:p text:style-name="Text_20_body">You will see the following:</text:p>
      <text:p text:style-name="Preformatted_20_Text"><text:span text:style-name="Source_20_Text">Output</text:span></text:p>
      <text:p text:style-name="Preformatted_20_Text"><text:span text:style-name="Source_20_Text"><text:s/>equip_id | type <text:s/>| color <text:s/>| location <text:s/>| install_date | last_maint </text:span></text:p>
      <text:p text:style-name="Preformatted_20_Text"><text:span text:style-name="Source_20_Text">----------+-------+--------+-----------+--------------+------------</text:span></text:p>
      <text:p text:style-name="Preformatted_20_Text"><text:span text:style-name="Source_20_Text"><text:s text:c="8"/>2 | swing | yellow | northwest | 2018-08-16 <text:s text:c="2"/>| </text:span></text:p>
      <text:p text:style-name="P2"><text:span text:style-name="Source_20_Text">(1 row)</text:span></text:p>
      <text:p text:style-name="Text_20_body">Deleting a column is just as simple. If you find that your work crew uses a separate tool to keep track of maintenance history, you can delete the column by typing:</text:p>
      <text:p text:style-name="P2"><text:span text:style-name="Source_20_Text">ALTER TABLE playground DROP last_maint;</text:span></text:p>
      <text:p text:style-name="P5"><text:s/></text:p>
      <text:p text:style-name="Text_20_body">This deletes the <text:span text:style-name="Source_20_Text">last_maint</text:span> column and any values found within it, but leaves all the other data intact.</text:p>
      <text:p text:style-name="Text_20_body">Having now added and deleted columns, you can try updating existing data in the final step.</text:p>
      <text:h text:style-name="Heading_20_2" text:outline-level="2"><text:bookmark text:name="step-10-—-updating-data-in-a-table"/>Step 10 — Updating Data in a Table</text:h>
      <text:p text:style-name="Text_20_body">So far, you’ve learned how to add records to a table and how to delete them, but this tutorial hasn’t yet covered how to modify existing entries.</text:p>
      <text:p text:style-name="Text_20_body">You can update the values of an existing entry by querying for the record you want and setting the column to the value you wish to use. You can query for the <text:span text:style-name="Source_20_Text">swing</text:span> record (this will match every swing in your table) and change its color to <text:span text:style-name="Source_20_Text">red</text:span>:</text:p>
      <text:p text:style-name="P2"><text:span text:style-name="Source_20_Text">UPDATE playground SET color = 'red' WHERE type = 'swing';</text:span></text:p>
      <text:p text:style-name="P5"><text:s/></text:p>
      <text:p text:style-name="Text_20_body">You can verify that the operation was successful by querying the data again:</text:p>
      <text:p text:style-name="P2"><text:span text:style-name="Source_20_Text">SELECT * FROM playground;</text:span></text:p>
      <text:p text:style-name="P5"><text:s/></text:p>
      <text:p text:style-name="Text_20_body">You will see the following:</text:p>
      <text:p text:style-name="Preformatted_20_Text"><text:soft-page-break/><text:span text:style-name="Source_20_Text">Output</text:span></text:p>
      <text:p text:style-name="Preformatted_20_Text"><text:span text:style-name="Source_20_Text"><text:s/>equip_id | type <text:s/>| color | location <text:s/>| install_date </text:span></text:p>
      <text:p text:style-name="Preformatted_20_Text"><text:span text:style-name="Source_20_Text">----------+-------+-------+-----------+--------------</text:span></text:p>
      <text:p text:style-name="Preformatted_20_Text"><text:span text:style-name="Source_20_Text"><text:s text:c="8"/>2 | swing | red <text:s text:c="2"/>| northwest | 2010-08-16</text:span></text:p>
      <text:p text:style-name="P2"><text:span text:style-name="Source_20_Text">(1 row)</text:span></text:p>
      <text:p text:style-name="Text_20_body">As you can see, your slide is now registered as being red.</text:p>
      <text:h text:style-name="Heading_20_2" text:outline-level="2"><text:bookmark text:name="conclusion"/>Conclusion</text:h>
      <text:p text:style-name="Text_20_body">You are now set up with PostgreSQL on your CentOS 7 server. However, there is still much more to learn with Postgres. Here are some more guides that cover how to use Postgres:</text:p>
      <text:list xml:id="list989664590" text:style-name="L3">
        <text:list-item>
          <text:p text:style-name="P8"><text:a xlink:type="simple" xlink:href="https://www.digitalocean.com/community/tutorials/sqlite-vs-mysql-vs-postgresql-a-comparison-of-relational-database-management-systems" text:style-name="Internet_20_link" text:visited-style-name="Visited_20_Internet_20_Link">A comparison of relational database management systems</text:a> </text:p>
        </text:list-item>
        <text:list-item>
          <text:p text:style-name="P8"><text:a xlink:type="simple" xlink:href="https://www.digitalocean.com/community/tutorials/how-to-create-remove-manage-tables-in-postgresql-on-a-cloud-server" text:style-name="Internet_20_link" text:visited-style-name="Visited_20_Internet_20_Link">Learn how to create and manage tables with Postgres</text:a> </text:p>
        </text:list-item>
        <text:list-item>
          <text:p text:style-name="P8"><text:a xlink:type="simple" xlink:href="https://www.digitalocean.com/community/tutorials/how-to-use-roles-and-manage-grant-permissions-in-postgresql-on-a-vps--2" text:style-name="Internet_20_link" text:visited-style-name="Visited_20_Internet_20_Link">Get better at managing roles and permissions</text:a> </text:p>
        </text:list-item>
        <text:list-item>
          <text:p text:style-name="P6"><text:a xlink:type="simple" xlink:href="https://www.digitalocean.com/community/tutorials/how-to-create-data-queries-in-postgresql-by-using-the-select-command" text:style-name="Internet_20_link" text:visited-style-name="Visited_20_Internet_20_Link">Craft queries in Postgres with Select</text:a> </text:p>
        </text:list-item>
      </text:list>
      <text:p text:style-name="Standard"><text:a xlink:type="simple" xlink:href="https://www.digitalocean.com/community/tutorials/how-to-install-and-use-postgresql-on-centos-7" text:style-name="Internet_20_link" text:visited-style-name="Visited_20_Internet_20_Link">https://www.digitalocean.com/community/tutorials/how-to-install-and-use-postgresql-on-centos-7</text:a></text:p>
      <text:p text:style-name="Standard"/>
      <text:p text:style-name="Standard"/>
      <text:h text:style-name="P1" text:outline-level="1">Configure and Install PostgreSQL on CentOS 7 and 8</text:h>
      <text:p text:style-name="Text_20_body">By <text:a xlink:type="simple" xlink:href="https://www.interserver.net/tips/author/jithin/" text:style-name="Internet_20_link" text:visited-style-name="Visited_20_Internet_20_Link">Jithin</text:a> on January 20th, 2020</text:p>
      <text:p text:style-name="Text_20_body">Configure and Install PostgreSQL on CentOS 7 and 8</text:p>
      <text:p text:style-name="Text_20_body">PostgreSQL is also known as Postgres, and it is a free, powerful, and open-source relational database management system. PostgreSQL provides an implementation of the SQL querying language, and it is designed to handle a range of workloads, from single machines to data warehouses or Web services with many concurrent users. PostgreSQL answers the structured query language similar to MySQL.</text:p>
      <text:p text:style-name="Text_20_body">In this tutorial, you learn how to install PostgreSQL on CentOS from the CentOS repository and PostgreSQL repository. You should log in as a non-root user and have sudo privileges as the prerequisites.</text:p>
      <text:p text:style-name="Text_20_body"><text:s/></text:p>
      <text:p text:style-name="Text_20_body"><text:span text:style-name="Strong_20_Emphasis">Install PostgreSQL on CentOS from CentOS repository</text:span></text:p>
      <text:p text:style-name="Text_20_body">You can install PostgreSQL on the CentOS repository by running the following command with -contrib package. The -contrib package adds additional functionality and features to the installed PostgreSQL.</text:p>
      <text:p text:style-name="Quotations">$ sudo yum install postgresql postgresql-contrib</text:p>
      <text:p text:style-name="Text_20_body">After the installation, you need to initialize the PostgreSQL database by running the following command.</text:p>
      <text:p text:style-name="Quotations">$ sudo postgresql-setup initdb</text:p>
      <text:p text:style-name="Text_20_body">After initializing the database, you need to start the PostgreSQL service and then enable it to make sure that the service starts up during the system boot-up. Run the following commands to start and enable PostgreSQL service.</text:p>
      <text:p text:style-name="Quotations">$ sudo systemctl start postgresql</text:p>
      <text:p text:style-name="Quotations">$ sudo systemctl enable postgresql</text:p>
      <text:p text:style-name="Text_20_body">To check the PostgresSQL version and confirm installation, run the following command.</text:p>
      <text:p text:style-name="Quotations">$ sudo -u postgres psql -c “SELECT version();”</text:p>
      <text:p text:style-name="Text_20_body">The psql utility in a command helps to interact with the PostgreSQL database easily.</text:p>
      <text:p text:style-name="Text_20_body"><text:s/></text:p>
      <text:p text:style-name="Text_20_body"><text:span text:style-name="Strong_20_Emphasis">Install PostgreSQL 12 version on CentOS from PostgreSQL repository</text:span></text:p>
      <text:p text:style-name="Text_20_body">To install the PostgreSQL 12 on CentOS, run the following commands.</text:p>
      <text:p text:style-name="Text_20_body">First, you need to enable the PostgreSQL repository on CentOS by running the following command.</text:p>
      <text:p text:style-name="Text_20_body"><text:soft-page-break/><text:s/></text:p>
      <text:p text:style-name="Text_20_body"><text:span text:style-name="Strong_20_Emphasis">On CentOS 7:</text:span></text:p>
      <text:p text:style-name="Quotations">$ sudo yum -y install https://download.postgresql.org/pub/repos/yum/reporpms/EL-8-x86_64/pgdg-redhat-repo-latest.noarch.rpm</text:p>
      <text:p text:style-name="Text_20_body"><text:s/></text:p>
      <text:p text:style-name="Text_20_body"><text:span text:style-name="Strong_20_Emphasis">On CentOS 8:</text:span></text:p>
      <text:p text:style-name="Quotations">$ sudo yum -y install <text:a xlink:type="simple" xlink:href="https://download.postgresql.org/pub/repos/yum/reporpms/EL-7-x86_64/pgdg-redhat-repo-latest.noarch.rpm" text:style-name="Internet_20_link" text:visited-style-name="Visited_20_Internet_20_Link">https://download.postgresql.org/pub/repos/yum/reporpms/EL-7-x86_64/pgdg-redhat-repo-latest.noarch.rpm</text:a></text:p>
      <text:p text:style-name="Text_20_body">After installation, you can check the information about the installed package by running the following command.</text:p>
      <text:p text:style-name="Quotations">$ rpm -qi pgdg-redhat-repo</text:p>
      <text:p text:style-name="Text_20_body">After enabling the PostgreSQL repository, run the following command to install PostgreSQL 12 on CentOS 7 and 8. You can add the -contrib package along with the installation command to add additional functionalities and features to your PostgreSQL.</text:p>
      <text:p text:style-name="Quotations">$ sudo yum -y install epel-release yum-utils</text:p>
      <text:p text:style-name="Quotations">$ sudo yum-config-manager –enable pgdg12</text:p>
      <text:p text:style-name="Quotations">$ sudo yum install postgresql12-server postgresql12-contrib</text:p>
      <text:p text:style-name="Text_20_body">The configuration file of PostgreSQL database gets stored in the ‘/var/lib/pgsql/12/data/postgresql.conf’.</text:p>
      <text:p text:style-name="Text_20_body">After installation, run the following command to initialize the database.</text:p>
      <text:p text:style-name="Quotations">$ sudo /usr/pgsql-12/bin/postgresql-12-setup initdb</text:p>
      <text:p text:style-name="Text_20_body">After initializing the database, you need to start the PostgreSQL service and then enable it to make sure that the service starts up during the system boot-up. Run the following commands to start and enable PostgreSQL service.</text:p>
      <text:p text:style-name="Quotations">$ sudo systemctl start postgresql</text:p>
      <text:p text:style-name="Quotations">$ sudo systemctl enable postgresql</text:p>
      <text:p text:style-name="Text_20_body">To check the status of PostgreSQL service, run the following command.</text:p>
      <text:p text:style-name="Quotations">$ sudo systemctl status postgresql-12</text:p>
      <text:p text:style-name="Text_20_body">To check the PostgresSQL version and confirm installation, run the following command.</text:p>
      <text:p text:style-name="Quotations">$ sudo -u postgres /usr/pgsql-12/bin/psql -c “SELECT version();”</text:p>
      <text:p text:style-name="Text_20_body">The psql utility in a command helps to interact with the PostgreSQL database easily. If you have a firewall and remote clients on your database server, then you need to allow PostgreSQL service by running the following command.</text:p>
      <text:p text:style-name="Quotations"><text:soft-page-break/>$ sudo firewall-cmd –add-service=postgresql –permanent</text:p>
      <text:p text:style-name="Quotations">$ sudo firewall-cmd –reload</text:p>
      <text:p text:style-name="Text_20_body"><text:s/></text:p>
      <text:p text:style-name="Text_20_body"><text:span text:style-name="Strong_20_Emphasis">Set PostgreSQL Admin User’s Password</text:span></text:p>
      <text:p text:style-name="Text_20_body">During installation, a postgres user gets created by default. Log in to PostgreSQL as an admin user and set the password for the admin user by running the following command.</text:p>
      <text:p text:style-name="Quotations">$ sudo su – postgres</text:p>
      <text:p text:style-name="Quotations">~]$ psql -c “alter user postgres with password ‘StrongPassword’”</text:p>
      <text:p text:style-name="Quotations">ALTER ROLE</text:p>
      <text:p text:style-name="Text_20_body"><text:s/></text:p>
      <text:p text:style-name="Text_20_body"><text:span text:style-name="Strong_20_Emphasis">PostgreSQL Databases and Roles</text:span></text:p>
      <text:p text:style-name="Text_20_body">There are different methods to authenticate PostgreSQL, such as Ident, Trust, Password, and Peer. The Ident method is used on TCP/IP connection, while the Trust method is used to connect to the server without a password using the given credential in the pg_hba.conf (PostgreSQL configuration) file.</text:p>
      <text:p text:style-name="Text_20_body">To log in to PostgreSQL, run the following command.</text:p>
      <text:p text:style-name="Quotations">$ sudo su -postgres</text:p>
      <text:p text:style-name="Quotations">psql</text:p>
      <text:p text:style-name="Text_20_body">And to exit from PostgreSQL, run the following.</text:p>
      <text:p text:style-name="Quotations">\q</text:p>
      <text:p text:style-name="Text_20_body"><text:s/></text:p>
      <text:p text:style-name="Text_20_body"><text:span text:style-name="Strong_20_Emphasis">PostgreSQL Database and Role Creation</text:span></text:p>
      <text:p text:style-name="Text_20_body">The createdb and createuser methods are used to create database and user in PostgreSQL. You can create a new database in PostgreSQL called ‘test_database’ by running the following command.</text:p>
      <text:p text:style-name="Quotations">$ sudo su – postgres -c “createdb test_database”</text:p>
      <text:p text:style-name="Text_20_body">After creating the database, if you want to create a new role called ‘test_usr’, run the following command.</text:p>
      <text:p text:style-name="Quotations">$ sudo su – postgres -c “createuser test_usr”</text:p>
      <text:p text:style-name="Text_20_body">Next, you should grant permission to the newly created user ‘test_usr’ for the newly created database ‘test_database’. First, log in to PostgreSQL and run the following query in PostgreSQL shell.</text:p>
      <text:p text:style-name="Quotations">$ sudo -u postgres psql</text:p>
      <text:p text:style-name="Quotations"><text:soft-page-break/>grant all privileges on database test_database to test_usr;</text:p>
      <text:p text:style-name="Text_20_body"><text:s/></text:p>
      <text:p text:style-name="Text_20_body"><text:span text:style-name="Strong_20_Emphasis">Open PostgreSQL Prompt with New Role</text:span></text:p>
      <text:p text:style-name="Text_20_body">Make sure that you have the same Linux user available as PostgreSQl user and database to open the PostgreSQL prompt with the new role. To create a new user named ‘test_usr’ if the user is not available on CentOS, run the following command.</text:p>
      <text:p text:style-name="Quotations">$ sudo adduser test_usr</text:p>
      <text:p text:style-name="Text_20_body">After creating the user, you can connect to the database by running the following command.</text:p>
      <text:p text:style-name="Quotations">$ sudo -u test_usr psql</text:p>
      <text:p text:style-name="Text_20_body"><text:s/></text:p>
      <text:p text:style-name="Text_20_body"><text:span text:style-name="Strong_20_Emphasis">Enable Remote Access to PostgreSQL Server</text:span></text:p>
      <text:p text:style-name="Text_20_body">If you want to enable remote access to the PostgreSQL server, follow the below steps.</text:p>
      <text:p text:style-name="Text_20_body">First, edit the ‘/etc/postgresql/12/main/posgresql.conf’ file and replace the ‘listen_address’ value to your server IP or * to allow all the interfaces in the CONNECTION AND AUTHENTICATION section.</text:p>
      <text:p text:style-name="Quotations">$ sudo nano /etc/postgresql/12/main/posgresql.conf</text:p>
      <text:p text:style-name="Quotations">listen_addresses = ‘&lt;Your_Server_IP or *’</text:p>
      <text:p text:style-name="Text_20_body">After making the changes, restart the PostgreSQL service to reflect the changes. Run the following systemctl command to restart the PostgreSQL service.</text:p>
      <text:p text:style-name="Quotations">$ sudo systemctl restart postgresql</text:p>
      <text:p text:style-name="Text_20_body">To verify the changes made, run the following command.</text:p>
      <text:p text:style-name="Quotations">$ ss -nlt | grep 5432</text:p>
      <text:p text:style-name="Text_20_body">Finally, you should make the following changes in the pg_hba.conf file to enable the remote connection to the server.</text:p>
      <text:p text:style-name="Quotations"># TYPE <text:s text:c="12"/>DATABASE <text:s text:c="7"/>USER <text:s text:c="11"/>ADDRESS <text:s text:c="16"/>METHOD</text:p>
      <text:p text:style-name="Quotations"># The user test_usr can access all the databases from all location using an md5 (Message-Digest algorithm) password</text:p>
      <text:p text:style-name="Quotations">host <text:s text:c="18"/>all <text:s text:c="19"/>test_usr <text:s text:c="11"/>0.0.0.0/0 <text:s text:c="15"/>md5</text:p>
      <text:p text:style-name="Quotations"><text:s/></text:p>
      <text:p text:style-name="Quotations"># The user test_usr can access only the test_database from all locations using an md5 password</text:p>
      <text:p text:style-name="Quotations">host <text:s text:c="16"/>test_database <text:s text:c="9"/>test_usr <text:s text:c="11"/>0.0.0.0/0 <text:s text:c="15"/>md5</text:p>
      <text:p text:style-name="Quotations"><text:soft-page-break/><text:s/></text:p>
      <text:p text:style-name="Quotations"># The user test_usr can access all databases from a trusted location (IP) without a password</text:p>
      <text:p text:style-name="Quotations">host <text:s text:c="16"/>all <text:s text:c="12"/>test_usr <text:s text:c="11"/>&lt;IP_address&gt; <text:s text:c="11"/>trust</text:p>
      <text:p text:style-name="Text_20_body"><text:s/></text:p>
      <text:p text:style-name="Text_20_body">If you need any further help, please do reach our support department.</text:p>
      <text:p text:style-name="Standard"><text:a xlink:type="simple" xlink:href="https://www.interserver.net/tips/kb/configure-and-install-postgresql-on-centos-7-and-8/" text:style-name="Internet_20_link" text:visited-style-name="Visited_20_Internet_20_Link">https://www.interserver.net/tips/kb/configure-and-install-postgresql-on-centos-7-and-8/</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19:39:03.354564424</meta:creation-date>
    <dc:date>2021-03-09T19:40:55.985694401</dc:date>
    <meta:editing-duration>PT1M54S</meta:editing-duration>
    <meta:editing-cycles>3</meta:editing-cycles>
    <meta:generator>LibreOffice/6.4.6.2$Linux_X86_64 LibreOffice_project/40$Build-2</meta:generator>
    <meta:document-statistic meta:table-count="0" meta:image-count="0" meta:object-count="0" meta:page-count="16" meta:paragraph-count="375" meta:word-count="3967" meta:character-count="25679" meta:non-whitespace-character-count="21595"/>
  </office:meta>
</office:document-meta>
</file>